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8pt" fo:language="sk" fo:country="SK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text-properties style:font-name="Liberation Mono" fo:font-size="8pt" fo:language="sk" fo:country="SK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3" style:family="paragraph" style:parent-style-name="Standard">
      <style:text-properties style:font-name="Liberation Mono" fo:font-size="10pt" fo:language="sk" fo:country="SK" fo:font-style="normal" fo:font-weight="normal" fo:background-color="#ffffff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en" fo:country="US" fo:font-weight="bold" style:font-weight-asian="bold" style:font-weight-complex="bold"/>
    </style:style>
    <style:style style:name="P7" style:family="paragraph" style:parent-style-name="Standard">
      <style:text-properties fo:language="en" fo:country="US" fo:font-weight="normal" style:font-weight-asian="normal" style:font-weight-complex="normal"/>
    </style:style>
    <style:style style:name="P8" style:family="paragraph" style:parent-style-name="Standard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text-properties fo:language="en" fo:country="US" fo:font-style="normal" style:font-style-asian="normal" style:font-style-complex="normal"/>
    </style:style>
    <style:style style:name="P10" style:family="paragraph" style:parent-style-name="Standard">
      <style:text-properties style:font-name="Courier New" fo:language="en" fo:country="US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Times New Roman" fo:language="en" fo:country="US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Liberation Serif" fo:language="en" fo:country="US" fo:font-style="italic" fo:font-weight="normal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style:font-name="Liberation Serif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style:font-name="Liberation Serif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font-name="Liberation Mono" fo:font-size="8pt" fo:language="en" fo:country="US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6" style:family="paragraph" style:parent-style-name="Standard">
      <style:text-properties style:font-name="Liberation Mono" fo:font-size="8pt" fo:language="en" fo:country="US" fo:font-style="italic" fo:font-weight="normal" fo:background-color="#ffffff" style:font-size-asian="8pt" style:font-style-asian="italic" style:font-weight-asian="normal" style:font-size-complex="8pt" style:font-style-complex="italic" style:font-weight-complex="normal"/>
    </style:style>
    <style:style style:name="P17" style:family="paragraph" style:parent-style-name="Standard">
      <style:text-properties style:font-name="Liberation Mono" fo:font-size="8pt" fo:language="en" fo:country="US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8" style:family="paragraph" style:parent-style-name="Standard" style:master-page-name="">
      <style:paragraph-properties fo:margin-left="0.499cm" fo:margin-right="0cm" fo:text-indent="0cm" style:auto-text-indent="false" style:page-number="auto"/>
      <style:text-properties fo:language="en" fo:country="US" fo:font-style="normal" style:font-style-asian="normal" style:font-style-complex="normal"/>
    </style:style>
    <style:style style:name="P19" style:family="paragraph" style:parent-style-name="Standard">
      <style:paragraph-properties fo:margin-left="0.499cm" fo:margin-right="0cm" fo:text-indent="0cm" style:auto-text-indent="false"/>
      <style:text-properties fo:language="en" fo:country="US"/>
    </style:style>
    <style:style style:name="P20" style:family="paragraph" style:parent-style-name="Standard">
      <style:paragraph-properties fo:margin-left="0.499cm" fo:margin-right="0cm" fo:text-indent="0cm" style:auto-text-indent="false"/>
      <style:text-properties fo:language="en" fo:country="US" fo:font-style="normal" style:font-style-asian="normal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Courier New"/>
    </style:style>
    <style:style style:name="T7" style:family="text">
      <style:text-properties style:font-name="Courier New" fo:font-style="normal" style:font-style-asian="normal" style:font-style-complex="normal"/>
    </style:style>
    <style:style style:name="T8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Courier New" fo:language="sk" fo:country="SK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Courier New" fo:language="sk" fo:country="SK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font-name="Courier New" fo:language="sk" fo:country="SK" fo:font-weight="normal" style:font-weight-asian="normal" style:font-weight-complex="normal"/>
    </style:style>
    <style:style style:name="T12" style:family="text">
      <style:text-properties style:font-name="Courier New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Courier New" fo:font-weight="normal" style:font-weight-asian="normal" style:font-weight-complex="normal"/>
    </style:style>
    <style:style style:name="T14" style:family="text">
      <style:text-properties style:font-name="Times New Roman" fo:language="sk" fo:country="SK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Times New Roman" fo:language="sk" fo:country="SK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Times New Roman" fo:language="sk" fo:country="SK" fo:font-weight="normal" style:font-weight-asian="normal" style:font-weight-complex="normal"/>
    </style:style>
    <style:style style:name="T17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style:font-name="Times New Roman" fo:font-weight="normal" style:font-weight-asian="normal" style:font-weight-complex="normal"/>
    </style:style>
    <style:style style:name="T20" style:family="text">
      <style:text-properties style:font-name="Liberation Serif" fo:language="sk" fo:country="SK"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Liberation Serif" fo:language="sk" fo:country="SK" fo:font-weight="normal" style:font-weight-asian="normal" style:font-weight-complex="normal"/>
    </style:style>
    <style:style style:name="T22" style:family="text">
      <style:text-properties style:font-name="Liberation Serif" fo:language="sk" fo:country="SK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Liberation Serif" fo:font-weight="normal" style:font-weight-asian="normal" style:font-weight-complex="normal"/>
    </style:style>
    <style:style style:name="T25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utonetwork V2 example</text:p>
      <text:p text:style-name="P5"/>
      <text:p text:style-name="P5"><text:bookmark text:name="result_box"/>All references in this document refer to document Tech_Guide_<text:span text:style-name="T3">DPA-Framework-30</text:span><text:span text:style-name="T3">3_181025</text:span><text:span text:style-name="T3"> </text:span></text:p>
      <text:p text:style-name="P5"/>
      <text:p text:style-name="P7">Autonetwork V2 is based on special usage of Smart Connect command, which is supported only in IQRF OS V4.03 and more and DPA Framework V3.03 and more. </text:p>
      <text:p text:style-name="P7"/>
      <text:p text:style-name="P7">Unlike of Autonetwork V1, no special Custom DPA Handler is needed at coordinator and nodes, thus all Custom DPA Handler Flash memory is available to the user.</text:p>
      <text:p text:style-name="P5"/>
      <text:p text:style-name="P6">Used firmware on TR modules:</text:p>
      <text:p text:style-name="P5"><text:line-break/>1 x <text:span text:style-name="T3">HWP-Coordinator-STD-SPI-7xD-V30</text:span><text:span text:style-name="T3">3</text:span><text:span text:style-name="T3">-</text:span><text:span text:style-name="T3">181025</text:span><text:span text:style-name="T3">.iqrf</text:span><text:line-break/></text:p>
      <text:p text:style-name="P5">6 x <text:span text:style-name="T3">HWP-Node-STD-7xD-V30</text:span><text:span text:style-name="T3">3</text:span><text:span text:style-name="T3">-</text:span><text:span text:style-name="T3">181025</text:span><text:span text:style-name="T3">.iqrf</text:span></text:p>
      <text:p text:style-name="P5"><text:line-break/><text:span text:style-name="T4">Do not forget to enable FRC peripheral in TR configuration for HWP</text:span> <text:line-break/></text:p>
      <text:p text:style-name="P5">Before compilation of Autonetwork V2 example source code, the <text:span text:style-name="T6">__STORE_CODE_SUPPORT__</text:span> configuration switch of DPA support library in <text:span text:style-name="T3">dpa_library.h</text:span> file should by disabled.</text:p>
      <text:p text:style-name="P5"/>
      <text:p text:style-name="P8">List of commands:</text:p>
      <text:p text:style-name="P5"/>
      <text:p text:style-name="P5"><text:span text:style-name="T6">- rst</text:span><text:tab/>- print header of Console command processor</text:p>
      <text:p text:style-name="P9"/>
      <text:p text:style-name="P5"><text:span text:style-name="T12">- </text:span><text:span text:style-name="T8">ledr on „NADR“<text:tab/></text:span><text:span text:style-name="T23">- see chapter</text:span><text:span text:style-name="T17"> </text:span><text:span text:style-name="T18">3.9.2 Set</text:span></text:p>
      <text:p text:style-name="P5"><text:span text:style-name="T8">- ledr off „NADR“<text:tab/></text:span><text:span text:style-name="T23">- see chapter</text:span><text:span text:style-name="T17"> </text:span><text:span text:style-name="T18">3.9.2 Set</text:span></text:p>
      <text:p text:style-name="P5"><text:span text:style-name="T8">- ledr pulse „NADR“<text:tab/></text:span><text:span text:style-name="T23">- see chapter</text:span><text:span text:style-name="T17"> </text:span><text:span text:style-name="T18">3.9.</text:span><text:span text:style-name="T18">3</text:span><text:span text:style-name="T18"> Pulse</text:span></text:p>
      <text:p text:style-name="P10"/>
      <text:p text:style-name="P9"><text:span text:style-name="T13">- clearbonds </text:span><text:span text:style-name="T24">- clears all bonded nodes in coordinator, unbond all bonded nodes and execute their restart. ( see chapter </text:span><text:span text:style-name="T25">3.2.5 Clear all bonds, </text:span><text:span text:style-name="T24">chapter</text:span><text:span text:style-name="T19"> </text:span><text:span text:style-name="T18">3.3.3 Remove bond, </text:span><text:span text:style-name="T24">chapter</text:span><text:span text:style-name="T19"> </text:span><text:span text:style-name="T18">3.4.4 Restart, </text:span><text:span text:style-name="T19">chapter </text:span><text:span text:style-name="T18"><text:s/>3.4.11 Batch </text:span><text:span text:style-name="T19">).</text:span></text:p>
      <text:p text:style-name="P11"><draw:frame draw:style-name="fr1" draw:name="Rámec1" text:anchor-type="paragraph" svg:x="0.108cm" svg:y="0.76cm" svg:width="16.833cm" draw:z-index="0"><draw:text-box fo:min-height="2.187cm"><text:p text:style-name="P3"/><text:p text:style-name="P16">cmd&gt; clearbonds</text:p><text:p text:style-name="P16"/><text:p text:style-name="P16">Remove all bonds at nodes and coordinator, restart nodes</text:p></draw:text-box></draw:frame></text:p>
      <text:p text:style-name="P11"/>
      <text:p text:style-name="P5"><text:span text:style-name="T7">- autonetwork 5 2 1 1<text:tab/></text:span><text:span text:style-name="T5">- command to start Autonetwork V2 algorithm where:</text:span></text:p>
      <text:p text:style-name="P9"/>
      <text:p text:style-name="P18">5 = number of autonetwork waves<text:line-break/>2 = number of free autonetwork waves to stop autonetwork process (no new nodes bonded) <text:line-break/>1 = discovery retries<text:line-break/>1 = TX power </text:p>
      <text:p text:style-name="P20"/>
      <text:p text:style-name="P20"/>
      <text:p text:style-name="P20"/>
      <text:p text:style-name="P20"/>
      <text:p text:style-name="P20"/>
      <text:p text:style-name="P19"><text:soft-page-break/><text:span text:style-name="T5">It is possible to use </text:span><text:span text:style-name="T7">autonetwork</text:span><text:span text:style-name="T5"> command without parameters. In this case Autonetwork </text:span><text:span text:style-name="T5">V2 </text:span><text:span text:style-name="T5">algorithm use its default parameters.<text:line-break/></text:span></text:p>
      <text:p text:style-name="P20">10 = number of autonetwork waves<text:line-break/>2 = number of free autonetwork waves to stop autonetwork process (no new nodes bonded) <text:line-break/>1 = discovery retries<text:line-break/>1 = TX power </text:p>
      <text:p text:style-name="P20"/>
      <text:p text:style-name="P20"/>
      <text:p text:style-name="P12">Autonetwork wave 1.</text:p>
      <text:p text:style-name="P12"><draw:frame draw:style-name="fr1" draw:name="Rámec2" text:anchor-type="paragraph" svg:x="0.22cm" svg:y="0.51cm" svg:width="16.835cm" draw:z-index="1"><draw:text-box fo:min-height="8.334cm"><text:p text:style-name="P2"/><text:p text:style-name="P15">cmd&gt; autonetwork 5 2 1 1</text:p><text:p text:style-name="P15"/><text:p text:style-name="P15">Automatic network construction started</text:p><text:p text:style-name="P15">Getting initial network info</text:p><text:p text:style-name="P15"/><text:p text:style-name="P15">Wave=1, Nodes=0, New nodes=0</text:p><text:p text:style-name="P15">Running Smart connect command</text:p><text:p text:style-name="P15">Running FRC to check new nodes</text:p><text:p text:style-name="P15">Prebonded 6 new node(s)</text:p><text:p text:style-name="P15">Running FRC to read new nodes MID</text:p><text:p text:style-name="P15">Authorizing node MID=81004A57, address 1</text:p><text:p text:style-name="P15">OK, nodes count=1</text:p><text:p text:style-name="P15">Authorizing node MID=81102D5A, address 2</text:p><text:p text:style-name="P15">OK, nodes count=2</text:p><text:p text:style-name="P15">Authorizing node MID=81102D53, address 3</text:p><text:p text:style-name="P15">OK, nodes count=3</text:p><text:p text:style-name="P15">Authorizing node MID=81102D56, address 4</text:p><text:p text:style-name="P15">OK, nodes count=4</text:p><text:p text:style-name="P15">Authorizing node MID=81102D60, address 5</text:p><text:p text:style-name="P15">OK, nodes count=5</text:p><text:p text:style-name="P15">Running FRC to check new authorized nodes</text:p><text:p text:style-name="P15">Running discovery</text:p><text:p text:style-name="P15">Discovered nodes=5</text:p></draw:text-box></draw:frame></text:p>
      <text:p text:style-name="P12"/>
      <text:p text:style-name="P12"/>
      <text:p text:style-name="P1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>Autonetwork wave 2.</text:p>
      <text:p text:style-name="P13"/>
      <text:p text:style-name="P14"><draw:frame draw:style-name="fr1" draw:name="Rámec3" text:anchor-type="paragraph" svg:x="0.173cm" svg:y="0.081cm" svg:width="16.868cm" draw:z-index="2"><draw:text-box fo:min-height="4.346cm"><text:p text:style-name="P2"/><text:p text:style-name="P15">Wave=2, Nodes=5, New nodes=5</text:p><text:p text:style-name="P15">Running Smart connect command</text:p><text:p text:style-name="P15">Running FRC to check new nodes</text:p><text:p text:style-name="P15">Prebonded 1 new node(s)</text:p><text:p text:style-name="P15">Running FRC to read new nodes MID</text:p><text:p text:style-name="P15">Authorizing node MID=8100881E, address 6</text:p><text:p text:style-name="P15">OK, nodes count=6</text:p><text:p text:style-name="P15">Running FRC to check new authorized nodes</text:p><text:p text:style-name="P15">Running discovery</text:p><text:p text:style-name="P15">Discovered nodes=6</text:p></draw:text-box></draw:frame><text:span text:style-name="T3">Autonetwork wave</text:span><text:span text:style-name="T3"> 3.</text:span></text:p>
      <text:p text:style-name="P13"><draw:frame draw:style-name="fr1" draw:name="Rámec4" text:anchor-type="paragraph" svg:x="0.175cm" svg:y="0.436cm" svg:width="16.917cm" draw:z-index="3"><draw:text-box fo:min-height="2.447cm"><text:p text:style-name="P2"/><text:p text:style-name="P15">Wave=3, Nodes=6, New nodes=6</text:p><text:p text:style-name="P15">Running Smart connect command</text:p><text:p text:style-name="P15">Running FRC to check new nodes</text:p><text:p text:style-name="P15">No new node prebonded</text:p></draw:text-box></draw:frame></text:p>
      <text:p text:style-name="P13"/>
      <text:p text:style-name="P13"/>
      <text:p text:style-name="P13"><text:soft-page-break/>Autonetwork wave 4</text:p>
      <text:p text:style-name="P14"/>
      <text:p text:style-name="P14"><draw:frame draw:style-name="fr1" draw:name="Rámec5" text:anchor-type="paragraph" svg:x="0.011cm" svg:y="0.3cm" svg:width="16.768cm" draw:z-index="4"><draw:text-box fo:min-height="4.053cm"><text:p text:style-name="P1"/><text:p text:style-name="P15">Wave=4, Nodes=6, New nodes=6</text:p><text:p text:style-name="P15">Running Smart connect command</text:p><text:p text:style-name="P15">Running FRC to check new nodes</text:p><text:p text:style-name="P15">No new node prebonded</text:p><text:p text:style-name="P15">Automatic network construction stopped</text:p><text:p text:style-name="P15"/><text:p text:style-name="P15">cmd&gt; </text:p></draw:text-box></draw:frame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02-02T08:02:02.296000000</meta:creation-date>
    <dc:date>2018-11-24T17:21:34.03</dc:date>
    <meta:editing-duration>PT02H06M08S</meta:editing-duration>
    <meta:editing-cycles>18</meta:editing-cycles>
    <meta:generator>OpenOffice.org/3.2$Win32 OpenOffice.org_project/320m12$Build-9483</meta:generator>
    <dc:creator>Dušan Machut</dc:creator>
    <meta:document-statistic meta:table-count="0" meta:image-count="0" meta:object-count="0" meta:page-count="3" meta:paragraph-count="66" meta:word-count="477" meta:character-count="2966"/>
  </office:meta>
</office:document-meta>
</file>